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Default"/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6800" calcext:value-type="float">
            <text:p>16800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546" calcext:value-type="float">
            <text:p>546</text:p>
          </table:table-cell>
        </table:table-row>
        <table:table-row table:style-name="ro1">
          <table:table-cell office:value-type="float" office:value="26400" calcext:value-type="float">
            <text:p>26400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float" office:value="31200" calcext:value-type="float">
            <text:p>31200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33600" calcext:value-type="float">
            <text:p>33600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852" calcext:value-type="float">
            <text:p>852</text:p>
          </table:table-cell>
        </table:table-row>
        <table:table-row table:style-name="ro1">
          <table:table-cell office:value-type="float" office:value="38400" calcext:value-type="float">
            <text:p>38400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40800" calcext:value-type="float">
            <text:p>40800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45600" calcext:value-type="float">
            <text:p>45600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50400" calcext:value-type="float">
            <text:p>50400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float" office:value="52800" calcext:value-type="float">
            <text:p>52800</text:p>
          </table:table-cell>
          <table:table-cell office:value-type="float" office:value="1303" calcext:value-type="float">
            <text:p>1303</text:p>
          </table:table-cell>
        </table:table-row>
        <table:table-row table:style-name="ro1">
          <table:table-cell office:value-type="float" office:value="55200" calcext:value-type="float">
            <text:p>55200</text:p>
          </table:table-cell>
          <table:table-cell office:value-type="float" office:value="1384" calcext:value-type="float">
            <text:p>1384</text:p>
          </table:table-cell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523" calcext:value-type="float">
            <text:p>1523</text:p>
          </table:table-cell>
        </table:table-row>
        <table:table-row table:style-name="ro1">
          <table:table-cell office:value-type="float" office:value="62400" calcext:value-type="float">
            <text:p>62400</text:p>
          </table:table-cell>
          <table:table-cell office:value-type="float" office:value="1595" calcext:value-type="float">
            <text:p>15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5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5T10:36:05.194425856</meta:creation-date>
    <dc:date>2022-07-25T10:47:27.304676806</dc:date>
    <meta:editing-duration>PT1M12S</meta:editing-duration>
    <meta:editing-cycles>1</meta:editing-cycles>
    <meta:document-statistic meta:table-count="1" meta:cell-count="52" meta:object-count="0"/>
    <meta:generator>LibreOffice/6.0.7.3$Linux_X86_64 LibreOffice_project/00m0$Build-3</meta:generator>
  </office:meta>
</office:document-meta>
</file>